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, 'Myriad Pro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size="14pt" style:font-size-asian="14pt"/>
    </style:style>
    <style:style style:name="P4" style:family="paragraph" style:parent-style-name="Text_20_body">
      <style:paragraph-properties fo:text-align="center" style:justify-single-word="false"/>
      <style:text-properties fo:font-size="14pt" fo:language="ru" fo:country="RU" style:font-size-asian="14pt"/>
    </style:style>
    <style:style style:name="P5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/>
    </style:style>
    <style:style style:name="P6" style:family="paragraph" style:parent-style-name="Text_20_body">
      <style:paragraph-properties fo:line-height="200%"/>
      <style:text-properties fo:font-size="14pt" fo:font-weight="bold" style:font-size-asian="14pt" style:font-weight-asian="bold" style:font-weight-complex="bold"/>
    </style:style>
    <style:style style:name="P7" style:family="paragraph" style:parent-style-name="Text_20_body">
      <style:paragraph-properties fo:line-height="200%" fo:text-align="center" style:justify-single-word="false"/>
      <style:text-properties fo:font-size="14pt" fo:font-weight="bold" style:font-size-asian="14pt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>
      <style:paragraph-properties fo:text-align="center" style:justify-single-word="false"/>
      <style:text-properties fo:language="ru" fo:country="RU"/>
    </style:style>
    <style:style style:name="P10" style:family="paragraph" style:parent-style-name="Text_20_body">
      <style:paragraph-properties fo:margin-top="0cm" fo:margin-bottom="0cm" fo:line-height="200%" fo:text-align="justify" style:justify-single-word="false"/>
    </style:style>
    <style:style style:name="P11" style:family="paragraph" style:parent-style-name="Основной_20_текст_20_2">
      <style:paragraph-properties fo:margin-left="0cm" fo:margin-right="0cm" fo:margin-top="0cm" fo:margin-bottom="0cm" fo:line-height="100%" fo:text-align="justify" style:justify-single-word="false" fo:orphans="2" fo:widows="2" fo:hyphenation-ladder-count="no-limit" fo:text-indent="1cm" style:auto-text-indent="false" style:text-autospace="none" style:vertical-align="auto"/>
      <style:text-properties style:font-name="Times New Roman" fo:font-size="14pt" style:font-size-asian="14pt" style:font-size-complex="14pt" fo:hyphenate="false" fo:hyphenation-remain-char-count="0" fo:hyphenation-push-char-count="0"/>
    </style:style>
    <style:style style:name="P12" style:family="paragraph" style:parent-style-name="Основной_20_текст_20_2" style:master-page-name="">
      <style:paragraph-properties fo:margin-left="0cm" fo:margin-right="0cm" fo:margin-top="0cm" fo:margin-bottom="0cm" fo:line-height="100%" fo:text-align="justify" style:justify-single-word="false" fo:orphans="2" fo:widows="2" fo:hyphenation-ladder-count="no-limit" fo:text-indent="1cm" style:auto-text-indent="false" style:page-number="auto" style:text-autospace="none" style:vertical-align="auto"/>
      <style:text-properties style:font-name="Times New Roman" fo:font-size="14pt" style:font-size-asian="14pt" style:font-size-complex="14pt" fo:hyphenate="false" fo:hyphenation-remain-char-count="0" fo:hyphenation-push-char-count="0"/>
    </style:style>
    <style:style style:name="P13" style:family="paragraph" style:parent-style-name="Text_20_body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text-properties style:font-name="Consolas" fo:font-size="10pt" fo:language="ru" fo:country="RU" style:font-size-asian="10pt" style:font-size-complex="10pt"/>
    </style:style>
    <style:style style:name="P16" style:family="paragraph" style:parent-style-name="Text_20_body">
      <style:text-properties style:font-name="Times New Roman" fo:font-size="14pt" fo:language="ru" fo:country="RU" style:font-size-asian="14pt" style:font-size-complex="14pt"/>
    </style:style>
    <style:style style:name="P17" style:family="paragraph" style:parent-style-name="Text_20_body">
      <style:text-properties fo:language="ru" fo:country="RU"/>
    </style:style>
    <style:style style:name="P18" style:family="paragraph" style:parent-style-name="Text_20_body">
      <style:paragraph-properties fo:margin-left="0cm" fo:margin-right="0cm" fo:text-align="justify" style:justify-single-word="false" fo:text-indent="1.245cm" style:auto-text-indent="false"/>
    </style:style>
    <style:style style:name="P19" style:family="paragraph" style:parent-style-name="Text_20_body">
      <style:paragraph-properties fo:margin-left="0cm" fo:margin-right="0cm" fo:margin-top="0cm" fo:margin-bottom="0cm" fo:text-align="justify" style:justify-single-word="false" fo:text-indent="1cm" style:auto-text-indent="false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language="en" fo:country="US" fo:font-weight="bold" style:font-size-asian="16pt" style:font-weight-asian="bold"/>
    </style:style>
    <style:style style:name="T3" style:family="text">
      <style:text-properties fo:font-size="16pt" fo:language="ru" fo:country="RU" fo:font-weight="bold" style:font-size-asian="16pt" style:font-weight-asian="bold"/>
    </style:style>
    <style:style style:name="T4" style:family="text">
      <style:text-properties fo:font-size="14pt" style:font-size-asian="14pt"/>
    </style:style>
    <style:style style:name="T5" style:family="text">
      <style:text-properties fo:font-size="14pt" fo:language="ru" fo:country="RU" style:font-size-asian="14pt"/>
    </style:style>
    <style:style style:name="T6" style:family="text">
      <style:text-properties fo:font-size="14pt" fo:language="ru" fo:country="RU" fo:font-weight="bold" style:font-size-asian="14pt" style:font-weight-asian="bold"/>
    </style:style>
    <style:style style:name="T7" style:family="text">
      <style:text-properties fo:font-size="14pt" fo:language="ru" fo:country="RU" fo:font-weight="bold" style:font-size-asian="14pt" style:font-weight-asian="bold" style:font-weight-complex="bold"/>
    </style:style>
    <style:style style:name="T8" style:family="text"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font-weight="bold" style:font-size-asian="14pt" style:font-weight-asian="bold" style:font-weight-complex="bold"/>
    </style:style>
    <style:style style:name="T11" style:family="text">
      <style:text-properties fo:font-size="14pt" fo:language="en" fo:country="US" style:font-size-asian="14pt"/>
    </style:style>
    <style:style style:name="T12" style:family="text">
      <style:text-properties fo:language="en" fo:country="US"/>
    </style:style>
    <style:style style:name="T13" style:family="text">
      <style:text-properties fo:language="ru" fo:country="RU"/>
    </style:style>
    <style:style style:name="T14" style:family="text">
      <style:text-properties fo:language="ru" fo:country="RU" style:font-name-asian="Times New Roman1" style:font-name-complex="Times New Roman1"/>
    </style:style>
    <style:style style:name="T15" style:family="text">
      <style:text-properties fo:language="ru" fo:country="RU" style:font-name-asian="Times New Roman" style:font-name-complex="Times New Roman"/>
    </style:style>
    <style:style style:name="T16" style:family="text">
      <style:text-properties style:font-name="Consolas"/>
    </style:style>
    <style:style style:name="T17" style:family="text">
      <style:text-properties style:font-name="Consolas" fo:font-size="10pt" fo:language="en" fo:country="US" style:font-size-asian="10pt" style:font-size-complex="10pt"/>
    </style:style>
    <style:style style:name="T18" style:family="text">
      <style:text-properties style:font-name="Consolas" fo:font-size="10pt" style:font-size-asian="10pt" style:font-size-complex="10pt"/>
    </style:style>
    <style:style style:name="T19" style:family="text">
      <style:text-properties style:font-name="Consolas" fo:language="en" fo:country="US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fo:language="en" fo:country="US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3">Министерство образования и науки РФ</text:p>
      <text:p text:style-name="P2"/>
      <text:p text:style-name="P3">ФГАОУ ВО «Уральский федеральный университет</text:p>
      <text:p text:style-name="P3">имени первого Президента России Б. Н. Ельцина»</text:p>
      <text:p text:style-name="P4">ИРИТ-РТФ</text:p>
      <text:p text:style-name="P4">Центр ускоренного обучения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1">ОТЧЕТ ПО ЛАБОРАТОРНОЙ РАБОТЕ </text:span></text:span><text:span text:style-name="Основной_20_шрифт_20_абзаца"><text:span text:style-name="T2">N </text:span></text:span><text:span text:style-name="Основной_20_шрифт_20_абзаца"><text:span text:style-name="T3">5</text:span></text:span></text:p>
      <text:p text:style-name="P2"/>
      <text:p text:style-name="P2"><text:span text:style-name="Основной_20_шрифт_20_абзаца"><text:span text:style-name="T4">по дисциплине «</text:span></text:span><text:span text:style-name="Основной_20_шрифт_20_абзаца"><text:span text:style-name="T5">Язык и технология программирования </text:span></text:span><text:span text:style-name="Основной_20_шрифт_20_абзаца"><text:span text:style-name="T11">(</text:span></text:span><text:span text:style-name="Основной_20_шрифт_20_абзаца"><text:span text:style-name="T5">ч. </text:span></text:span><text:span text:style-name="Основной_20_шрифт_20_абзаца"><text:span text:style-name="T11">II)</text:span></text:span><text:span text:style-name="Основной_20_шрифт_20_абзаца"><text:span text:style-name="T4">»</text:span></text:span></text:p>
      <text:p text:style-name="P2"/>
      <text:p text:style-name="P2"/>
      <text:p text:style-name="P2"><text:span text:style-name="Основной_20_шрифт_20_абзаца"><text:span text:style-name="T9">Тема: </text:span></text:span><text:span text:style-name="Основной_20_шрифт_20_абзаца"><text:span text:style-name="T6">Работа со строками. Звук</text:span></text:span><text:span text:style-name="Основной_20_шрифт_20_абзаца"><text:span text:style-name="T8">.</text:span></text:span></text:p>
      <text:p text:style-name="P8"/>
      <text:p text:style-name="P8"/>
      <text:p text:style-name="P8"/>
      <text:p text:style-name="P8"><text:span text:style-name="Основной_20_шрифт_20_абзаца"><text:span text:style-name="T4">Студент группы </text:span></text:span><text:span text:style-name="Основной_20_шрифт_20_абзаца"><text:span text:style-name="T5">РИВ-170027у (662)</text:span></text:span><text:span text:style-name="Основной_20_шрифт_20_абзаца"><text:span text:style-name="T4">:<text:tab/><text:tab/><text:tab/><text:tab/></text:span></text:span><text:span text:style-name="Основной_20_шрифт_20_абзаца"><text:span text:style-name="T5">Э. Ю. Азымов</text:span></text:span></text:p>
      <text:p text:style-name="P8"><text:span text:style-name="Основной_20_шрифт_20_абзаца"><text:span text:style-name="T4">Преподаватель: <text:tab/><text:tab/><text:tab/><text:tab/><text:tab/><text:tab/><text:tab/><text:tab/>С.</text:span></text:span><text:span text:style-name="Основной_20_шрифт_20_абзаца"><text:span text:style-name="T5"> </text:span></text:span><text:span text:style-name="Основной_20_шрифт_20_абзаца"><text:span text:style-name="T4">И. Тимошенко,</text:span></text:span></text:p>
      <text:p text:style-name="P8"><text:span text:style-name="Основной_20_шрифт_20_абзаца"><text:span text:style-name="T4"><text:tab/><text:tab/><text:tab/><text:tab/><text:tab/><text:tab/><text:tab/><text:tab/><text:tab/><text:tab/>доц., к.</text:span></text:span><text:span text:style-name="Основной_20_шрифт_20_абзаца"><text:span text:style-name="T5"> </text:span></text:span><text:span text:style-name="Основной_20_шрифт_20_абзаца"><text:span text:style-name="T4">т.</text:span></text:span><text:span text:style-name="Основной_20_шрифт_20_абзаца"><text:span text:style-name="T5"> </text:span></text:span><text:span text:style-name="Основной_20_шрифт_20_абзаца"><text:span text:style-name="T4">н.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Основной_20_шрифт_20_абзаца"><text:span text:style-name="T4">Екатеринбург 20</text:span></text:span><text:span text:style-name="Основной_20_шрифт_20_абзаца"><text:span text:style-name="T5">17</text:span></text:span></text:p>
      <text:p text:style-name="P5"><text:soft-page-break/>СОДЕРЖАНИЕ</text:p>
      <text:p text:style-name="P2"/>
      <text:p text:style-name="P10"><text:span text:style-name="Основной_20_шрифт_20_абзаца"><text:span text:style-name="T7">1 </text:span></text:span><text:span text:style-name="Основной_20_шрифт_20_абзаца"><text:span text:style-name="T10">Постановка задачи</text:span></text:span></text:p>
      <text:p text:style-name="P12">Задать ввод последовательности слов. Проверить правильность написания сочетаний «жи», «ши», «ча», «ща», «чу» и «щу». Если необходимо, то исправить ошибки их написания.</text:p>
      <text:p text:style-name="P11">Как остановить проигрывание звука в нужный момент в примере проигрывания аудиофайла через буфер (см. лекцию N 14)? <text:span text:style-name="T13">Вариант через подпроцессы </text:span><text:span text:style-name="T14">—</text:span><text:span text:style-name="T15"> </text:span><text:span text:style-name="T13">предпочтительнее (см. лекцию № 15).</text:span></text:p>
      <text:p text:style-name="P9"/>
      <text:p text:style-name="P6">2 Анализ поставленной задачи</text:p>
      <text:p text:style-name="P18"><text:span text:style-name="Основной_20_шрифт_20_абзаца"><text:span text:style-name="T5">Для решения первой задачи достаточно знаний, полученных при выполнении предыдущих лабораторных работ. Для решения второй задачи необходимо ознакомиться с лекциями №14 и №15, чтобы понять принципы работы со звуком в языке </text:span></text:span><text:span text:style-name="Основной_20_шрифт_20_абзаца"><text:span text:style-name="T11">java, </text:span></text:span><text:span text:style-name="Основной_20_шрифт_20_абзаца"><text:span text:style-name="T5">а так же методы управления подпроцессами.</text:span></text:span></text:p>
      <text:p text:style-name="Text_20_body"/>
      <text:p text:style-name="P6">3 Описание исходных текстов программы</text:p>
      <text:p text:style-name="P16">Класс <text:span text:style-name="T12">Main.java:</text:span></text:p>
      <text:p text:style-name="P15"><text:span text:style-name="T12">public class Main {</text:span></text:p>
      <text:p text:style-name="P15"><text:span text:style-name="T12"><text:s text:c="4"/></text:span></text:p>
      <text:p text:style-name="P15"><text:span text:style-name="T12"><text:s text:c="4"/>public static void main(String[] args) {</text:span></text:p>
      <text:p text:style-name="P15"><text:span text:style-name="T12"><text:s text:c="8"/>Scanner scanner = new Scanner(System.in, "windows-1251");</text:span></text:p>
      <text:p text:style-name="P15"><text:span text:style-name="T12"><text:s text:c="8"/>System.out.println("Enter a sequence of words:");</text:span></text:p>
      <text:p text:style-name="P15"><text:span text:style-name="T12"><text:s text:c="8"/>String inputString = scanner.nextLine();</text:span></text:p>
      <text:p text:style-name="P15"><text:span text:style-name="T12"><text:s text:c="8"/></text:span></text:p>
      <text:p text:style-name="P15"><text:span text:style-name="T12"><text:s text:c="8"/>String validatedString = StringValidator.validate(inputString);</text:span></text:p>
      <text:p text:style-name="P15"><text:span text:style-name="T12"><text:s text:c="8"/></text:span></text:p>
      <text:p text:style-name="P15"><text:span text:style-name="T12"><text:s text:c="8"/>System.out.println(validatedString);</text:span></text:p>
      <text:p text:style-name="P15"><text:span text:style-name="T12"><text:s text:c="4"/>}</text:span></text:p>
      <text:p text:style-name="P15"><text:span text:style-name="T12">}</text:span></text:p>
      <text:p text:style-name="P16">Класс <text:span text:style-name="T12">StringValidator.java:</text:span></text:p>
      <text:p text:style-name="P15"><text:span text:style-name="T12">public class StringValidator {</text:span></text:p>
      <text:p text:style-name="P15"/>
      <text:p text:style-name="P15"><text:span text:style-name="T12"><text:s text:c="4"/>public static String validate(String string) {</text:span></text:p>
      <text:p text:style-name="P15"><text:span text:style-name="T12"><text:s text:c="8"/>String result = string;</text:span></text:p>
      <text:p text:style-name="P15"><text:span text:style-name="T12"><text:s text:c="8"/>result = validateZhiShi(result);</text:span></text:p>
      <text:p text:style-name="P15"><text:span text:style-name="T12"><text:s text:c="8"/>result = validateChaSha(result);</text:span></text:p>
      <text:p text:style-name="P15"><text:span text:style-name="T12"><text:s text:c="8"/>result = validateChuShu(result);</text:span></text:p>
      <text:p text:style-name="P15"><text:soft-page-break/><text:span text:style-name="T12"><text:s text:c="8"/>return result;</text:span></text:p>
      <text:p text:style-name="P15"><text:span text:style-name="T12"><text:s text:c="4"/>}</text:span></text:p>
      <text:p text:style-name="P15"><text:span text:style-name="T12"><text:s text:c="4"/></text:span></text:p>
      <text:p text:style-name="P15"><text:span text:style-name="T12"><text:s text:c="4"/>private static String validateZhiShi(String string) {</text:span></text:p>
      <text:p text:style-name="P15"><text:span text:style-name="T12"><text:s text:c="8"/>String result = string;</text:span></text:p>
      <text:p text:style-name="P15"><text:span text:style-name="T12"><text:s text:c="8"/>result = result.replaceAll("жы", "жи");</text:span></text:p>
      <text:p text:style-name="P15"><text:span text:style-name="T12"><text:s text:c="8"/>result = result.replaceAll("шы", "ши");</text:span></text:p>
      <text:p text:style-name="P15"><text:span text:style-name="T12"><text:s text:c="8"/>return result;</text:span></text:p>
      <text:p text:style-name="P15"><text:span text:style-name="T12"><text:s text:c="4"/>}</text:span></text:p>
      <text:p text:style-name="P15"><text:span text:style-name="T12"><text:s text:c="4"/></text:span></text:p>
      <text:p text:style-name="P15"><text:span text:style-name="T12"><text:s text:c="4"/>private static String validateChaSha(String string) {</text:span></text:p>
      <text:p text:style-name="P15"><text:span text:style-name="T12"><text:s text:c="8"/>String result = string;</text:span></text:p>
      <text:p text:style-name="P15"><text:span text:style-name="T12"><text:s text:c="8"/>result = result.replaceAll("чя", "ча");</text:span></text:p>
      <text:p text:style-name="P15"><text:span text:style-name="T12"><text:s text:c="8"/>result = result.replaceAll("щя", "ща");</text:span></text:p>
      <text:p text:style-name="P15"><text:span text:style-name="T12"><text:s text:c="8"/>return result;</text:span></text:p>
      <text:p text:style-name="P15"><text:span text:style-name="T12"><text:s text:c="4"/>}</text:span></text:p>
      <text:p text:style-name="P15"><text:span text:style-name="T12"><text:s text:c="4"/></text:span></text:p>
      <text:p text:style-name="P15"><text:span text:style-name="T12"><text:s text:c="4"/>private static String validateChuShu(String string) {</text:span></text:p>
      <text:p text:style-name="P15"><text:span text:style-name="T12"><text:s text:c="8"/>String result = string;</text:span></text:p>
      <text:p text:style-name="P15"><text:span text:style-name="T12"><text:s text:c="8"/>result = result.replaceAll("чю", "чу");</text:span></text:p>
      <text:p text:style-name="P15"><text:span text:style-name="T12"><text:s text:c="8"/>result = result.replaceAll("щю", "щу");</text:span></text:p>
      <text:p text:style-name="P15"><text:span text:style-name="T12"><text:s text:c="8"/>return result;</text:span></text:p>
      <text:p text:style-name="P15"><text:span text:style-name="T12"><text:s text:c="4"/>}</text:span></text:p>
      <text:p text:style-name="P17"><text:span text:style-name="T17">}</text:span></text:p>
      <text:p text:style-name="P16">Класс PlayerRunner.<text:span text:style-name="T12">java:</text:span></text:p>
      <text:p text:style-name="P17"><text:span text:style-name="T17">class PlayerRunner {</text:span></text:p>
      <text:p text:style-name="P17"><text:span text:style-name="T17"/></text:p>
      <text:p text:style-name="P17"><text:span text:style-name="T17"><text:s text:c="4"/>public static void main(String[] args) {</text:span></text:p>
      <text:p text:style-name="P17"><text:span text:style-name="T17"><text:s text:c="8"/>Player player = new Player("scom.au");</text:span></text:p>
      <text:p text:style-name="P17"><text:span text:style-name="T17"><text:s text:c="8"/>player.start();</text:span></text:p>
      <text:p text:style-name="P17"><text:span text:style-name="T17"><text:s text:c="8"/></text:span></text:p>
      <text:p text:style-name="P17"><text:span text:style-name="T17"><text:s text:c="8"/>while (true) {</text:span></text:p>
      <text:p text:style-name="P17"><text:span text:style-name="T17"><text:s text:c="12"/>try {</text:span></text:p>
      <text:p text:style-name="P17"><text:span text:style-name="T17"><text:s text:c="16"/>Scanner scanner = new Scanner(System.in);</text:span></text:p>
      <text:p text:style-name="P17"><text:span text:style-name="T17"><text:s text:c="16"/>int commandCode = scanner.nextInt();</text:span></text:p>
      <text:p text:style-name="P17"><text:span text:style-name="T17"><text:s text:c="16"/></text:span></text:p>
      <text:p text:style-name="P17"><text:span text:style-name="T17"><text:s text:c="16"/>switch (commandCode) {</text:span></text:p>
      <text:p text:style-name="P17"><text:span text:style-name="T17"><text:s text:c="20"/>case 1:</text:span></text:p>
      <text:p text:style-name="P17"><text:span text:style-name="T17"><text:s text:c="24"/>player.suspend();</text:span></text:p>
      <text:p text:style-name="P17"><text:span text:style-name="T17"><text:s text:c="24"/>System.out.println("Suspended");</text:span></text:p>
      <text:p text:style-name="P17"><text:span text:style-name="T17"><text:s text:c="24"/>break;</text:span></text:p>
      <text:p text:style-name="P17"><text:span text:style-name="T17"><text:s text:c="24"/></text:span></text:p>
      <text:p text:style-name="P17"><text:soft-page-break/><text:span text:style-name="T17"><text:s text:c="20"/>case 2:</text:span></text:p>
      <text:p text:style-name="P17"><text:span text:style-name="T17"><text:s text:c="24"/>player.resume();</text:span></text:p>
      <text:p text:style-name="P17"><text:span text:style-name="T17"><text:s text:c="24"/>System.out.println("Resumed");</text:span></text:p>
      <text:p text:style-name="P17"><text:span text:style-name="T17"><text:s text:c="24"/>break;</text:span></text:p>
      <text:p text:style-name="P17"><text:span text:style-name="T17"><text:s text:c="24"/></text:span></text:p>
      <text:p text:style-name="P17"><text:span text:style-name="T17"><text:s text:c="20"/>case 3:</text:span></text:p>
      <text:p text:style-name="P17"><text:span text:style-name="T17"><text:s text:c="24"/>player.stop();</text:span></text:p>
      <text:p text:style-name="P17"><text:span text:style-name="T17"><text:s text:c="24"/>System.out.println("Stopped");</text:span></text:p>
      <text:p text:style-name="P17"><text:span text:style-name="T17"><text:s text:c="24"/>break;</text:span></text:p>
      <text:p text:style-name="P17"><text:span text:style-name="T17"><text:s text:c="24"/></text:span></text:p>
      <text:p text:style-name="P17"><text:span text:style-name="T17"><text:s text:c="20"/>default:</text:span></text:p>
      <text:p text:style-name="P17"><text:span text:style-name="T17"><text:s text:c="24"/>System.out.println("Unknown command");</text:span></text:p>
      <text:p text:style-name="P17"><text:span text:style-name="T17"><text:s text:c="16"/>}</text:span></text:p>
      <text:p text:style-name="P17"><text:span text:style-name="T17"><text:s text:c="12"/>} catch (Exception ex) {</text:span></text:p>
      <text:p text:style-name="P17"><text:span text:style-name="T17"><text:s text:c="16"/>System.err.println(ex);</text:span></text:p>
      <text:p text:style-name="P17"><text:span text:style-name="T17"><text:s text:c="12"/>}</text:span></text:p>
      <text:p text:style-name="P17"><text:span text:style-name="T17"><text:s text:c="8"/>}</text:span></text:p>
      <text:p text:style-name="P17"><text:span text:style-name="T17"><text:s text:c="4"/>}</text:span></text:p>
      <text:p text:style-name="P17"><text:span text:style-name="T17">}</text:span></text:p>
      <text:p text:style-name="P16">Класс <text:span text:style-name="T12">Player.java:</text:span></text:p>
      <text:p text:style-name="P17"><text:span text:style-name="T17">class Player extends Thread {</text:span></text:p>
      <text:p text:style-name="P17"><text:span text:style-name="T17"/></text:p>
      <text:p text:style-name="P17"><text:span text:style-name="T17"><text:s text:c="4"/>private String src;</text:span></text:p>
      <text:p text:style-name="P17"><text:span text:style-name="T17"><text:s text:c="4"/>private PipedReader pipedReader;</text:span></text:p>
      <text:p text:style-name="P17"><text:span text:style-name="T17"><text:s text:c="4"/>private SourceDataLine audioLine = null;</text:span></text:p>
      <text:p text:style-name="P17"><text:span text:style-name="T17"><text:s text:c="4"/>private AudioInputStream audioInputStream = null;</text:span></text:p>
      <text:p text:style-name="P17"><text:span text:style-name="T17"/></text:p>
      <text:p text:style-name="P17"><text:span text:style-name="T17"><text:s text:c="4"/>Player(String src) {</text:span></text:p>
      <text:p text:style-name="P17"><text:span text:style-name="T17"><text:s text:c="8"/>this.src = src;</text:span></text:p>
      <text:p text:style-name="P17"><text:span text:style-name="T17"><text:s text:c="4"/>}</text:span></text:p>
      <text:p text:style-name="P17"><text:span text:style-name="T17"/></text:p>
      <text:p text:style-name="P17"><text:span text:style-name="T17"><text:s text:c="4"/>public void play() {</text:span></text:p>
      <text:p text:style-name="P17"><text:span text:style-name="T17"/></text:p>
      <text:p text:style-name="P17"><text:span text:style-name="T17"><text:s text:c="8"/>byte[] b = new byte[2048];</text:span></text:p>
      <text:p text:style-name="P17"><text:span text:style-name="T17"><text:s text:c="8"/></text:span></text:p>
      <text:p text:style-name="P17"><text:span text:style-name="T17"><text:s text:c="8"/>try {</text:span></text:p>
      <text:p text:style-name="P17"><text:span text:style-name="T17"><text:s text:c="12"/>File file = new File("scom.au");</text:span></text:p>
      <text:p text:style-name="P17"><text:span text:style-name="T17"><text:s text:c="12"/>audioInputStream = AudioSystem.getAudioInputStream(file);</text:span></text:p>
      <text:p text:style-name="P17"><text:span text:style-name="T17"><text:s text:c="12"/>AudioFormat format = audioInputStream.getFormat();</text:span></text:p>
      <text:p text:style-name="P17"><text:span text:style-name="T17"><text:s text:c="12"/>DataLine.Info info = new DataLine.Info(SourceDataLine.class, format);</text:span></text:p>
      <text:p text:style-name="P17"><text:span text:style-name="T17"/></text:p>
      <text:p text:style-name="P17"><text:span text:style-name="T17"><text:s text:c="12"/>if (!AudioSystem.isLineSupported(info)) {</text:span></text:p>
      <text:p text:style-name="P17"><text:soft-page-break/><text:span text:style-name="T17"><text:s text:c="16"/>System.err.println("Линия не поддерживается");</text:span></text:p>
      <text:p text:style-name="P17"><text:span text:style-name="T17"><text:s text:c="16"/>System.exit(0);</text:span></text:p>
      <text:p text:style-name="P17"><text:span text:style-name="T17"><text:s text:c="12"/>}</text:span></text:p>
      <text:p text:style-name="P17"><text:span text:style-name="T17"/></text:p>
      <text:p text:style-name="P17"><text:span text:style-name="T17"><text:s text:c="12"/>audioLine = (SourceDataLine) AudioSystem.getLine(info);</text:span></text:p>
      <text:p text:style-name="P17"><text:span text:style-name="T17"/></text:p>
      <text:p text:style-name="P17"><text:span text:style-name="T17"><text:s text:c="12"/>audioLine.open(format);</text:span></text:p>
      <text:p text:style-name="P17"><text:span text:style-name="T17"><text:s text:c="12"/>audioLine.start();</text:span></text:p>
      <text:p text:style-name="P17"><text:span text:style-name="T17"/></text:p>
      <text:p text:style-name="P17"><text:span text:style-name="T17"><text:s text:c="12"/>int num = 0;</text:span></text:p>
      <text:p text:style-name="P17"><text:span text:style-name="T17"/></text:p>
      <text:p text:style-name="P17"><text:span text:style-name="T17"><text:s text:c="12"/>while ((num = audioInputStream.read(b)) != -1) {</text:span></text:p>
      <text:p text:style-name="P17"><text:span text:style-name="T17"><text:s text:c="16"/>audioLine.write(b, 0, num);</text:span></text:p>
      <text:p text:style-name="P17"><text:span text:style-name="T17"><text:s text:c="12"/>}</text:span></text:p>
      <text:p text:style-name="P17"><text:span text:style-name="T17"/></text:p>
      <text:p text:style-name="P17"><text:span text:style-name="T17"><text:s text:c="12"/>audioLine.drain();</text:span></text:p>
      <text:p text:style-name="P17"><text:span text:style-name="T17"><text:s text:c="8"/>} catch (Exception e) {</text:span></text:p>
      <text:p text:style-name="P17"><text:span text:style-name="T17"><text:s text:c="12"/>System.err.println(e);</text:span></text:p>
      <text:p text:style-name="P17"><text:span text:style-name="T17"><text:s text:c="8"/>}</text:span></text:p>
      <text:p text:style-name="P17"><text:span text:style-name="T17"><text:s text:c="4"/>}</text:span></text:p>
      <text:p text:style-name="P17"><text:span text:style-name="T17"/></text:p>
      <text:p text:style-name="P17"><text:span text:style-name="T17"><text:s text:c="4"/>private void exit() {</text:span></text:p>
      <text:p text:style-name="P17"><text:span text:style-name="T17"><text:s text:c="8"/>try {</text:span></text:p>
      <text:p text:style-name="P17"><text:span text:style-name="T17"><text:s text:c="12"/>audioInputStream.close();</text:span></text:p>
      <text:p text:style-name="P17"><text:span text:style-name="T17"><text:s text:c="8"/>} catch (Exception ex) {</text:span></text:p>
      <text:p text:style-name="P17"><text:span text:style-name="T17"><text:s text:c="12"/>System.out.println(ex);</text:span></text:p>
      <text:p text:style-name="P17"><text:span text:style-name="T17"><text:s text:c="8"/>}</text:span></text:p>
      <text:p text:style-name="P17"><text:span text:style-name="T17"/></text:p>
      <text:p text:style-name="P17"><text:span text:style-name="T17"><text:s text:c="8"/>audioLine.stop();</text:span></text:p>
      <text:p text:style-name="P17"><text:span text:style-name="T17"><text:s text:c="8"/>audioLine.close();</text:span></text:p>
      <text:p text:style-name="P17"><text:span text:style-name="T17"/></text:p>
      <text:p text:style-name="P17"><text:span text:style-name="T17"><text:s text:c="8"/>System.exit(0);</text:span></text:p>
      <text:p text:style-name="P17"><text:span text:style-name="T17"><text:s text:c="4"/>}</text:span></text:p>
      <text:p text:style-name="P17"><text:span text:style-name="T17"/></text:p>
      <text:p text:style-name="P17"><text:span text:style-name="T17"><text:s text:c="4"/>PipedReader getStream() {</text:span></text:p>
      <text:p text:style-name="P17"><text:span text:style-name="T17"><text:s text:c="8"/>return pipedReader;</text:span></text:p>
      <text:p text:style-name="P17"><text:span text:style-name="T17"><text:s text:c="4"/>}</text:span></text:p>
      <text:p text:style-name="P17"><text:span text:style-name="T17"/></text:p>
      <text:p text:style-name="P17"><text:span text:style-name="T17"><text:s text:c="4"/>public void run() {</text:span></text:p>
      <text:p text:style-name="P17"><text:span text:style-name="T17"><text:s text:c="8"/>play();</text:span></text:p>
      <text:p text:style-name="P17"><text:span text:style-name="T17"><text:s text:c="4"/>}</text:span></text:p>
      <text:p text:style-name="P17"><text:span text:style-name="T17">}</text:span></text:p>
      <text:p text:style-name="P7"><text:soft-page-break/>Заключение</text:p>
      <text:p text:style-name="P19"><text:span text:style-name="Основной_20_шрифт_20_абзаца"><text:span text:style-name="T5">В результате выполнения данной лабораторной работы были получены знания по работе со звуком и потоками в языке </text:span></text:span><text:span text:style-name="Основной_20_шрифт_20_абзаца"><text:span text:style-name="T11">java</text:span></text:span><text:span text:style-name="Основной_20_шрифт_20_абзаца"><text:span text:style-name="T5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1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yriad Pro" svg:font-family="'Myriad Pro', 'Myriad Pro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ja" style:country-asian="JP" style:font-style-asian="normal" style:font-weight-asian="normal" style:font-size-complex="12pt" style:language-complex="fa" style:country-complex="IR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текст_20_2" style:display-name="Основной текст 2" style:family="paragraph" style:parent-style-name="Обычный">
      <style:paragraph-properties loext:contextual-spacing="false" fo:margin-left="0cm" fo:margin-right="0cm" fo:margin-top="0.106cm" fo:margin-bottom="0cm" fo:text-align="justify" style:justify-single-word="false" fo:hyphenation-ladder-count="no-limit" fo:text-indent="0.494cm" style:auto-text-indent="false" style:text-autospace="none" style:vertical-align="auto"/>
      <style:text-properties fo:font-size="10pt" fo:language="ru" fo:country="RU" style:font-name-asian="Times New Roman" style:font-size-asian="10pt" style:language-asian="ru" style:country-asian="RU" style:font-name-complex="Times New Roman" style:font-size-complex="10pt" style:language-complex="ar" style:country-complex="SA" fo:hyphenate="false" fo:hyphenation-remain-char-count="0" fo:hyphenation-push-char-count="0"/>
    </style:style>
    <style:style style:name="Pa22" style:family="paragraph" style:parent-style-name="Standard" style:next-style-name="Standard">
      <style:paragraph-properties style:line-height-at-least="0.496cm" fo:text-align="start" style:justify-single-word="false" fo:orphans="2" fo:widows="2"/>
      <style:text-properties style:font-name="Myriad Pro" fo:font-size="12pt" style:font-size-asian="12pt" style:font-size-complex="12pt"/>
    </style:style>
    <style:style style:name="Основной_20_шрифт_20_абзаца" style:display-name="Основной шрифт абзаца" style:family="text"/>
    <style:style style:name="Основной_20_текст_20_2_20_Знак" style:display-name="Основной текст 2 Знак" style:family="text" style:parent-style-name="Основной_20_шрифт_20_абзаца">
      <style:text-properties fo:font-size="10pt" fo:language="ru" fo:country="RU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09-04-16T11:32:00Z</meta:creation-date>
    <dc:date>2018-02-24T16:26:07.22</dc:date>
    <meta:editing-cycles>47</meta:editing-cycles>
    <meta:editing-duration>PT5H4M53S</meta:editing-duration>
    <dc:creator>  </dc:creator>
    <meta:document-statistic meta:table-count="0" meta:image-count="0" meta:object-count="0" meta:page-count="6" meta:paragraph-count="151" meta:word-count="492" meta:character-count="5124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